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lumn valu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&lt;sub&gt;1&lt;/sub&gt;, u&lt;sub&gt;1&lt;/sub&gt;, v&lt;sub&gt;1&lt;/sub&gt;, <text:s/>a&lt;sub&gt;1&lt;/sub&gt;</text:p>
          </table:table-cell>
          <table:table-cell office:value-type="string" calcext:value-type="string">
            <text:p>t&lt;sub&gt;i&lt;/sub&gt;</text:p>
          </table:table-cell>
          <table:table-cell office:value-type="string" calcext:value-type="string">
            <text:p>t&lt;sub&gt;i&lt;/sub&gt; </text:p>
          </table:table-cell>
          <table:table-cell office:value-type="string" calcext:value-type="string">
            <text:p>v&lt;sub&gt;i&lt;/sub&gt; </text:p>
          </table:table-cell>
          <table:table-cell office:value-type="string" calcext:value-type="string">
            <text:p>G(t&lt;sub&gt;1&lt;/sub&gt;, u&lt;sub&gt;1&lt;/sub&gt;, v&lt;sub&gt;1&lt;/sub&gt;)</text:p>
          </table:table-cell>
        </table:table-row>
        <table:table-row table:style-name="ro1">
          <table:table-cell office:value-type="string" calcext:value-type="string">
            <text:p>t&lt;sub&gt;2&lt;/sub&gt;, u&lt;sub&gt;2&lt;/sub&gt;, v&lt;sub&gt;2&lt;/sub&gt;, <text:s/>a&lt;sub&gt;2&lt;/sub&gt;</text:p>
          </table:table-cell>
          <table:table-cell office:value-type="string" calcext:value-type="string">
            <text:p>t&lt;sub&gt;i&lt;/sub&gt; + h/2</text:p>
          </table:table-cell>
          <table:table-cell office:value-type="string" calcext:value-type="string">
            <text:p>t&lt;sub&gt;i&lt;/sub&gt; <text:s/>+ v&lt;sub&gt;1&lt;/sub&gt;h/2</text:p>
          </table:table-cell>
          <table:table-cell office:value-type="string" calcext:value-type="string">
            <text:p>v&lt;sub&gt;i&lt;/sub&gt; + a&lt;sub&gt;1&lt;/sub&gt;h/2</text:p>
          </table:table-cell>
          <table:table-cell office:value-type="string" calcext:value-type="string">
            <text:p>G(t&lt;sub&gt;2&lt;/sub&gt;, u&lt;sub&gt;2&lt;/sub&gt;, v&lt;sub&gt;2&lt;/sub&gt;)</text:p>
          </table:table-cell>
        </table:table-row>
        <table:table-row table:style-name="ro1">
          <table:table-cell office:value-type="string" calcext:value-type="string">
            <text:p>t&lt;sub&gt;3&lt;/sub&gt;, u&lt;sub&gt;3&lt;/sub&gt;, v&lt;sub&gt;3&lt;/sub&gt;, <text:s/>a&lt;sub&gt;3&lt;/sub&gt;</text:p>
          </table:table-cell>
          <table:table-cell office:value-type="string" calcext:value-type="string">
            <text:p>t&lt;sub&gt;i&lt;/sub&gt; + h/2</text:p>
          </table:table-cell>
          <table:table-cell office:value-type="string" calcext:value-type="string">
            <text:p>t&lt;sub&gt;i&lt;/sub&gt; <text:s/>+ v&lt;sub&gt;2&lt;/sub&gt;h/2</text:p>
          </table:table-cell>
          <table:table-cell office:value-type="string" calcext:value-type="string">
            <text:p>v&lt;sub&gt;i&lt;/sub&gt; + a&lt;sub&gt;2&lt;/sub&gt;h/2</text:p>
          </table:table-cell>
          <table:table-cell office:value-type="string" calcext:value-type="string">
            <text:p>G(t&lt;sub&gt;3&lt;/sub&gt;, u&lt;sub&gt;3&lt;/sub&gt;, v&lt;sub&gt;3&lt;/sub&gt;)</text:p>
          </table:table-cell>
        </table:table-row>
        <table:table-row table:style-name="ro1">
          <table:table-cell office:value-type="string" calcext:value-type="string">
            <text:p>t&lt;sub&gt;4&lt;/sub&gt;, u&lt;sub&gt;4&lt;/sub&gt;, v&lt;sub&gt;4&lt;/sub&gt;, <text:s/>a&lt;sub&gt;4&lt;/sub&gt;</text:p>
          </table:table-cell>
          <table:table-cell office:value-type="string" calcext:value-type="string">
            <text:p>t&lt;sub&gt;i&lt;/sub&gt; + h</text:p>
          </table:table-cell>
          <table:table-cell office:value-type="string" calcext:value-type="string">
            <text:p>t&lt;sub&gt;i&lt;/sub&gt; <text:s/>+ v&lt;sub&gt;3&lt;/sub&gt;h</text:p>
          </table:table-cell>
          <table:table-cell office:value-type="string" calcext:value-type="string">
            <text:p>v&lt;sub&gt;i&lt;/sub&gt; + a&lt;sub&gt;3&lt;/sub&gt;h</text:p>
          </table:table-cell>
          <table:table-cell office:value-type="string" calcext:value-type="string">
            <text:p>G(t&lt;sub&gt;4&lt;/sub&gt;, u&lt;sub&gt;4&lt;/sub&gt;, v&lt;sub&gt;4&lt;/sub&gt;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49:12.601107838</meta:creation-date>
    <dc:date>2017-04-13T17:58:01.695332259</dc:date>
    <meta:editing-duration>PT58M36S</meta:editing-duration>
    <meta:editing-cycles>6</meta:editing-cycles>
    <meta:generator>LibreOffice/5.1.6.2$Linux_X86_64 LibreOffice_project/10m0$Build-2</meta:generator>
    <meta:document-statistic meta:table-count="1" meta:cell-count="25" meta:object-count="0"/>
  </office:meta>
</office:document-meta>
</file>